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miri" svg:font-family="Amir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 Black" style:text-underline-style="solid" style:text-underline-width="auto" style:text-underline-color="font-color" officeooo:rsid="001d7470" officeooo:paragraph-rsid="001d7470"/>
    </style:style>
    <style:style style:name="P2" style:family="paragraph" style:parent-style-name="Standard">
      <style:text-properties style:font-name="Amiri" style:text-underline-style="solid" style:text-underline-width="auto" style:text-underline-color="font-color" officeooo:rsid="001d7470" officeooo:paragraph-rsid="001d7470"/>
    </style:style>
    <style:style style:name="P3" style:family="paragraph" style:parent-style-name="Standard">
      <style:text-properties style:font-name="Amiri" officeooo:rsid="001d7470" officeooo:paragraph-rsid="001d7470"/>
    </style:style>
    <style:style style:name="P4" style:family="paragraph" style:parent-style-name="Standard">
      <style:text-properties style:font-name="Amiri" officeooo:rsid="001fb4d2" officeooo:paragraph-rsid="001fb4d2"/>
    </style:style>
    <style:style style:name="P5" style:family="paragraph" style:parent-style-name="Standard" style:list-style-name="L1">
      <style:text-properties style:font-name="Amiri" officeooo:rsid="001fb4d2" officeooo:paragraph-rsid="001fb4d2"/>
    </style:style>
    <style:style style:name="P6" style:family="paragraph" style:parent-style-name="Standard" style:list-style-name="L3">
      <style:text-properties style:font-name="Amiri" officeooo:rsid="001fb4d2" officeooo:paragraph-rsid="001fb4d2"/>
    </style:style>
    <style:style style:name="P7" style:family="paragraph" style:parent-style-name="Standard" style:list-style-name="L2">
      <style:text-properties style:font-name="Amiri" officeooo:rsid="001d7470" officeooo:paragraph-rsid="001d7470"/>
    </style:style>
    <style:style style:name="P8" style:family="paragraph" style:parent-style-name="Standard" style:list-style-name="L2">
      <style:text-properties style:font-name="Amiri" officeooo:rsid="002acaff" officeooo:paragraph-rsid="002acaff"/>
    </style:style>
    <style:style style:name="P9" style:family="paragraph" style:parent-style-name="Standard" style:list-style-name="L2">
      <style:text-properties style:font-name="Amiri" officeooo:rsid="00238874" officeooo:paragraph-rsid="00238874"/>
    </style:style>
    <style:style style:name="P10" style:family="paragraph" style:parent-style-name="Standard" style:list-style-name="L2">
      <style:text-properties style:font-name="Amiri" officeooo:rsid="002e0d04" officeooo:paragraph-rsid="002e0d04"/>
    </style:style>
    <style:style style:name="T1" style:family="text">
      <style:text-properties officeooo:rsid="001fb4d2"/>
    </style:style>
    <style:style style:name="T2" style:family="text">
      <style:text-properties officeooo:rsid="00215e5d"/>
    </style:style>
    <style:style style:name="T3" style:family="text">
      <style:text-properties officeooo:rsid="00231344"/>
    </style:style>
    <style:style style:name="T4" style:family="text">
      <style:text-properties officeooo:rsid="0027275d"/>
    </style:style>
    <style:style style:name="T5" style:family="text">
      <style:text-properties officeooo:rsid="002cefd1"/>
    </style:style>
    <style:style style:name="T6" style:family="text">
      <style:text-properties officeooo:rsid="002e0d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>Einleitung</text:p>
      <text:p text:style-name="P3"/>
      <text:p text:style-name="P3">Grundlagen/Definitionen</text:p>
      <text:list xml:id="list1329760197537968091" text:style-name="L1">
        <text:list-item>
          <text:p text:style-name="P5">Graphentheorie Grundlagen</text:p>
        </text:list-item>
        <text:list-item>
          <text:p text:style-name="P5">MIP Grundlagen</text:p>
        </text:list-item>
        <text:list-item>
          <text:p text:style-name="P5"><text:span text:style-name="T5">(</text:span>Gasprojekt – Anwendung<text:span text:style-name="T5">)?</text:span></text:p>
        </text:list-item>
      </text:list>
      <text:p text:style-name="P3"/>
      <text:p text:style-name="P3">Das Problem azyklischer Flussschranken</text:p>
      <text:list xml:id="list1812680437341539330" text:style-name="L2">
        <text:list-item>
          <text:p text:style-name="P7">Definition <text:span text:style-name="T2">des Problems</text:span></text:p>
        </text:list-item>
        <text:list-item>
          <text:p text:style-name="P10">Gap zu Fluss mit erlaubten Kreisen (ist unbegrenzt)</text:p>
        </text:list-item>
        <text:list-item>
          <text:p text:style-name="P7">Komplexität <text:span text:style-name="T4">(Problem ist spezialfall eines NP-schweren Problems – geht genaueres, ist es selbst wirklich schwer? Eine untere Komplexitätsschranke?)TODO</text:span></text:p>
        </text:list-item>
        <text:list-item>
          <text:p text:style-name="P7">MIP – Modell <text:span text:style-name="T1">(jeden Kreis mit einer Constraint verbeiten)</text:span></text:p>
        </text:list-item>
        <text:list-item>
          <text:p text:style-name="P8">alternative MIP Modelle? <text:span text:style-name="T6">(Kreise indirekt über Knotenpotentiale verbieten)</text:span></text:p>
        </text:list-item>
        <text:list-item>
          <text:p text:style-name="P7">Anzahl der benötigten Kreisungleichungen <text:span text:style-name="T3">(Kreisbasis reicht nicht, können wir evtl. noch weitere/bessere Schranken finden?)</text:span></text:p>
        </text:list-item>
        <text:list-item>
          <text:p text:style-name="P9">Ein direkter <text:span text:style-name="T6">heuristischer </text:span>Algorithmus zur Berechnung <text:span text:style-name="T6">von Schranken (Muss noch Korrektheit zeigen, könnte wahrscheinlich noch Güte verbessern)</text:span></text:p>
        </text:list-item>
      </text:list>
      <text:p text:style-name="P3"/>
      <text:p text:style-name="P4">Implementierung</text:p>
      <text:list xml:id="list7957743010039687248" text:style-name="L3">
        <text:list-item>
          <text:p text:style-name="P6">Separierung der Kreisungleichungen mit SCIP [<text:span text:style-name="T6">TODO: könnte noch versuchen die Parameter zu optimieren</text:span>]</text:p>
        </text:list-item>
        <text:list-item>
          <text:p text:style-name="P6">direkter Algorithmus [<text:span text:style-name="T6">Heuristik läuft</text:span>]</text:p>
        </text:list-item>
      </text:list>
      <text:p text:style-name="P3"/>
      <text:p text:style-name="P4">Ergebnisse der Rechnungen</text:p>
      <text:p text:style-name="P4"/>
      <text:p text:style-name="P4">Zusammenfassung</text:p>
      <text:p text:style-name="P4"/>
      <text:p text:style-name="P4">Litera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miri" svg:font-family="Amir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 Black" style:text-underline-style="solid" style:text-underline-width="auto" style:text-underline-color="font-color" officeooo:rsid="001d7470" officeooo:paragraph-rsid="001d74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twurf Inhaltsverzeichnis/Gliederung Masterarbei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7:25:44.857608122</meta:creation-date>
    <dc:date>2015-09-10T11:16:36.093278079</dc:date>
    <meta:editing-duration>PT1H1M40S</meta:editing-duration>
    <meta:editing-cycles>8</meta:editing-cycles>
    <meta:generator>LibreOffice/4.2.8.2$Linux_X86_64 LibreOffice_project/420m0$Build-2</meta:generator>
    <meta:print-date>2015-09-10T10:58:21.483713214</meta:print-date>
    <meta:document-statistic meta:table-count="0" meta:image-count="0" meta:object-count="0" meta:page-count="1" meta:paragraph-count="20" meta:word-count="125" meta:character-count="1021" meta:non-whitespace-character-count="925"/>
  </office:meta>
</office:document-meta>
</file>